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20061"/>
  </office:automatic-styles>
  <office:body>
    <office:spreadsheet>
      <table:table table:name="R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n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f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7]*(([.B4]/[.B5]) - 1)" office:value-type="float" office:value="1204000" calcext:value-type="float">
            <text:p>1204000</text:p>
          </table:table-cell>
          <table:table-cell table:style-name="ce1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15000" calcext:value-type="float">
            <text:p>215000</text:p>
          </table:table-cell>
          <table:table-cell table:style-name="ce1" office:value-type="string" calcext:value-type="string">
            <text:p>Ω</text:p>
          </table:table-cell>
          <table:table-cell table:style-name="ce2" table:formula="of:=[.B4]/SUM([.B6:.B7])" office:value-type="float" office:value="0.00000232558139534884" calcext:value-type="float">
            <text:p>2.33E-06</text:p>
          </table:table-cell>
        </table:table-row>
      </table:table>
      <table:table table:name="Inducto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V from the data sheet calculations</text:p>
          </table:table-cell>
        </table:table-row>
        <table:table-row table:style-name="ro1">
          <table:table-cell office:value-type="string" calcext:value-type="string">
            <text:p>Lbuck</text:p>
          </table:table-cell>
          <table:table-cell table:formula="of:=(Vin1-Vout)*0.5" office:value-type="float" office:value="0.45" calcext:value-type="float">
            <text:p>0.45</text:p>
          </table:table-cell>
          <table:table-cell office:value-type="string" calcext:value-type="string">
            <text:p>μH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E3]/0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boost</text:p>
          </table:table-cell>
          <table:table-cell table:formula="of:=Vout*0.5" office:value-type="float" office:value="1.65" calcext:value-type="float">
            <text:p>1.65</text:p>
          </table:table-cell>
          <table:table-cell office:value-type="string" calcext:value-type="string">
            <text:p>μH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([.E4]/0.5)-3.3" office:value-type="float" office:value="6.1" calcext:value-type="float">
            <text:p>6.1</text:p>
          </table:table-cell>
        </table:table-row>
      </table:table>
      <table:table table:name="Current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1</text:p>
          </table:table-cell>
          <table:table-cell table:formula="of:=([.B4]/0.8)+([R1.B4]*([R1.B3]-[R1.B4]))/(2*[R1.B3]*[.B3]*[Inductor.B4])" office:value-type="float" office:value="0.125000097402597" calcext:value-type="float">
            <text:p>0.12500009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table:formula="of:=(([R1.B4]*[.B4])/(0.8*[R1.B2]))+([R1.B2]*([R1.B4]-[R1.B2])/(2*[R1.B4]*[.B3]*[Inductor.B4]))" office:value-type="float" office:value="0.13750003756574" calcext:value-type="float">
            <text:p>0.1375000376</text:p>
          </table:table-cell>
          <table:table-cell office:value-type="string" calcext:value-type="string">
            <text:p>A</text:p>
          </table:table-cell>
        </table:table-row>
      </table:table>
      <table:table table:name="Cout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12</text:p>
          </table:table-cell>
          <table:table-cell/>
        </table:table-row>
        <table:table-row table:style-name="ro1">
          <table:table-cell office:value-type="string" calcext:value-type="string">
            <text:p>Cout</text:p>
          </table:table-cell>
          <table:table-cell table:formula="of:= 5 * [Inductor.B4]" office:value-type="float" office:value="8.25" calcext:value-type="float">
            <text:p>8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μF</text:p>
          </table:table-cell>
        </table:table-row>
      </table:table>
      <table:named-expressions>
        <table:named-range table:name="R_1" table:base-cell-address="$R1.$A$4" table:cell-range-address="$R1.$B$6"/>
        <table:named-range table:name="R_2" table:base-cell-address="$R1.$B$7" table:cell-range-address="$R1.$B$7"/>
        <table:named-range table:name="Vfb" table:base-cell-address="$R1.$B$5" table:cell-range-address="$R1.$B$5"/>
        <table:named-range table:name="Vin1" table:base-cell-address="$R1.$A$4" table:cell-range-address="$R1.$B$3"/>
        <table:named-range table:name="Vin2" table:base-cell-address="$R1.$A$4" table:cell-range-address="$R1.$B$2"/>
        <table:named-range table:name="Vout" table:base-cell-address="$R1.$B$4" table:cell-range-address="$R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0:58:18.389176116</meta:creation-date>
    <dc:date>2015-08-10T22:26:46.200029187</dc:date>
    <meta:editing-duration>PT27M15S</meta:editing-duration>
    <meta:editing-cycles>6</meta:editing-cycles>
    <meta:generator>LibreOffice/4.2.8.2$Linux_X86_64 LibreOffice_project/420m0$Build-2</meta:generator>
    <meta:document-statistic meta:table-count="4" meta:cell-count="47" meta:object-count="0"/>
  </office:meta>
</office:document-meta>
</file>